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20000006418B1615710C6285B.gif" manifest:media-type="image/gif"/>
  <manifest:file-entry manifest:full-path="Pictures/10000200000000E200000064C62B85526F07F060.gif" manifest:media-type="image/gif"/>
  <manifest:file-entry manifest:full-path="Pictures/10000200000000E200000064F95D113E08946C54.gif" manifest:media-type="image/gif"/>
  <manifest:file-entry manifest:full-path="Pictures/10000200000000E200000064A280F2580F3472A5.gif" manifest:media-type="image/gif"/>
  <manifest:file-entry manifest:full-path="Pictures/10000200000000E2000000643AD163D0B040D097.gif" manifest:media-type="image/gif"/>
  <manifest:file-entry manifest:full-path="Pictures/10000200000000E200000064F77080FD0CF3ACA5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6pt" fo:font-weight="bold" officeooo:rsid="0004d833" officeooo:paragraph-rsid="0004d833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Roboto" fo:font-size="16pt" fo:font-weight="bold" officeooo:paragraph-rsid="0004d833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eetened hazelnut cocoa spread</text:p>
      <text:p text:style-name="P2"><draw:frame draw:style-name="fr2" draw:name="Image1" text:anchor-type="as-char" svg:width="2.3543in" svg:height="1.0417in" draw:z-index="0"><draw:image xlink:href="Pictures/10000200000000E200000064F77080FD0CF3ACA5.gif" xlink:type="simple" xlink:show="embed" xlink:actuate="onLoad" loext:mime-type="image/gif"/></draw:frame></text:p>
      <text:p text:style-name="P1"/>
      <text:p text:style-name="P1">Tomato</text:p>
      <text:p text:style-name="P2"><draw:frame draw:style-name="fr2" draw:name="Image2" text:anchor-type="as-char" svg:width="2.3543in" svg:height="1.0417in" draw:z-index="1"><draw:image xlink:href="Pictures/10000200000000E2000000643AD163D0B040D097.gif" xlink:type="simple" xlink:show="embed" xlink:actuate="onLoad" loext:mime-type="image/gif"/></draw:frame></text:p>
      <text:p text:style-name="P2"/>
      <text:p text:style-name="P1">Apple</text:p>
      <text:p text:style-name="P2"><draw:frame draw:style-name="fr2" draw:name="Image3" text:anchor-type="as-char" svg:width="2.3543in" svg:height="1.0417in" draw:z-index="2"><draw:image xlink:href="Pictures/10000200000000E200000064A280F2580F3472A5.gif" xlink:type="simple" xlink:show="embed" xlink:actuate="onLoad" loext:mime-type="image/gif"/></draw:frame></text:p>
      <text:p text:style-name="P2"/>
      <text:p text:style-name="P1">Peach</text:p>
      <text:p text:style-name="P2"><draw:frame draw:style-name="fr2" draw:name="Image4" text:anchor-type="as-char" svg:width="2.3543in" svg:height="1.0417in" draw:z-index="3"><draw:image xlink:href="Pictures/10000200000000E200000064F95D113E08946C54.gif" xlink:type="simple" xlink:show="embed" xlink:actuate="onLoad" loext:mime-type="image/gif"/></draw:frame></text:p>
      <text:p text:style-name="P2"/>
      <text:p text:style-name="P1">Potatoes</text:p>
      <text:p text:style-name="P2"><draw:frame draw:style-name="fr2" draw:name="Image5" text:anchor-type="as-char" svg:width="2.3543in" svg:height="1.0417in" draw:z-index="4"><draw:image xlink:href="Pictures/10000200000000E200000064C62B85526F07F060.gif" xlink:type="simple" xlink:show="embed" xlink:actuate="onLoad" loext:mime-type="image/gif"/></draw:frame></text:p>
      <text:p text:style-name="P2"/>
      <text:p text:style-name="P1">Mango</text:p>
      <text:p text:style-name="P2"><draw:frame draw:style-name="fr1" draw:name="Image6" text:anchor-type="as-char" svg:width="2.3543in" svg:height="1.0417in" draw:z-index="5"><draw:image xlink:href="Pictures/10000200000000E20000006418B1615710C6285B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2:20:50.188011648</meta:creation-date>
    <meta:print-date>2021-08-09T12:48:24.998179831</meta:print-date>
    <dc:date>2021-08-10T21:09:25.259835040</dc:date>
    <meta:editing-duration>P1DT8H18M14S</meta:editing-duration>
    <meta:editing-cycles>1</meta:editing-cycles>
    <meta:document-statistic meta:table-count="0" meta:image-count="6" meta:object-count="0" meta:page-count="1" meta:paragraph-count="12" meta:word-count="9" meta:character-count="60" meta:non-whitespace-character-count="57"/>
    <meta:generator>LibreOffice/6.4.7.2$Linux_X86_64 LibreOffice_project/40$Build-2</meta:generator>
  </office:meta>
</office:document-meta>
</file>